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36">
      <style:text-properties fo:font-style="italic" style:font-style-asian="italic" style:font-style-complex="italic"/>
    </style:style>
    <style:style style:name="ce8" style:family="table-cell" style:parent-style-name="Default" style:data-style-name="N36"/>
    <style:style style:name="ce9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936875cm" style:use-optimal-column-width="true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125in" svg:y="0.01041in" svg:width="5.19792in" svg:height="3.114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Chart 2" svg:x="0.65625in" svg:y="0.01042in" svg:width="5in" svg:height="3.09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3" draw:id="id2" draw:style-name="a2" draw:name="Chart 3" svg:x="0in" svg:y="0.01042in" svg:width="5in" svg:height="3.114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4" draw:id="id3" draw:style-name="a3" draw:name="Chart 4" svg:x="0.32292in" svg:y="0.05208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5" draw:id="id4" draw:style-name="a4" draw:name="Chart 5" svg:x="0.19792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6" draw:id="id5" draw:style-name="a5" draw:name="Chart 6" svg:x="0.125in" svg:y="0.02083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9" table:style-name="ce1"/>
          <table:table-cell office:value-type="string" table:style-name="ce1">
            <text:p>Observations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number-columns-repeated="10" table:style-name="ce1"/>
          <table:table-cell office:value-type="string" table:style-name="ce1">
            <text:p>Percentages may look significant, the actual number of bytes we are talking about is still small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1">
            <text:p>todo</text:p>
          </table:table-cell>
          <table:table-cell table:number-columns-repeated="9" table:style-name="ce1"/>
          <table:table-cell office:value-type="string" table:style-name="ce1">
            <text:p>main start-up code is relativly large due to memcpy and memset.<text:s text:c="2"/>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9">
            <text:p>check against ST and gloss if I did not miss anything</text:p>
          </table:table-cell>
          <table:table-cell table:number-columns-repeated="9" table:style-name="ce1"/>
          <table:table-cell office:value-type="string" table:style-name="ce1">
            <text:p>stdlib in O3 aims at speed over size, and takes alginment and half/quarter words into account. The size optimized and tiny/inline are the same, hence the difference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ticks</text:p>
          </table:table-cell>
          <table:table-cell table:number-columns-repeated="9" table:style-name="ce1"/>
          <table:table-cell office:value-type="string" table:style-name="ce1">
            <text:p>https://github.com/lupyuen/newlib/blob/master/newlib/libc/string/mempcpy.c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number-columns-repeated="11" table:style-name="ce1"/>
          <table:table-cell office:value-type="string" table:style-name="ce1">
            <text:p>https://github.com/lupyuen/newlib/blob/master/newlib/libc/string/memset.c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number-columns-repeated="10" table:style-name="ce1"/>
          <table:table-cell office:value-type="string" table:style-name="ce1">
            <text:p>Ideal would be the expressionness of the start-up variant with the tiny implementation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1">
            <draw:frame draw:z-index="7" draw:id="id6" draw:style-name="a6" draw:name="Chart 7" svg:x="0.30208in" svg:y="0.1875in" svg:width="6.79167in" svg:height="3.7604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/>
          <table:table-cell table:number-columns-repeated="10" table:style-name="ce1"/>
          <table:table-cell office:value-type="string" table:style-name="ce1">
            <text:p>diff between tiny and inline must be function call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10" table:style-name="ce1"/>
          <table:table-cell office:value-type="string" table:style-name="ce1">
            <text:p>the application, in Os, uses memset due to struct initialization. In O3 this is omited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11" table:style-name="ce1"/>
          <table:table-cell office:value-type="string" table:style-name="ce1">
            <text:p>flag?</text:p>
          </table:table-cell>
          <table:table-cell table:number-columns-repeated="16369"/>
        </table:table-row>
        <table:table-row table:number-rows-repeated="1048530" table:style-name="ro1">
          <table:table-cell table:number-columns-repeated="16384"/>
        </table:table-row>
      </table:table>
      <table:table table:name="O3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Overview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FLASH</text:p>
          </table:table-cell>
          <table:table-cell office:value-type="string" table:style-name="ce2">
            <text:p>DATA (excluding stack &amp; heap)</text:p>
          </table:table-cell>
          <table:table-cell table:style-name="ce1"/>
          <table:table-cell office:value-type="string" table:style-name="ce1">
            <text:p>FLASH (with DWT)</text:p>
          </table:table-cell>
          <table:table-cell table:number-columns-repeated="2" table:style-name="ce1"/>
          <table:table-cell office:value-type="string" table:style-name="ce1">
            <text:p>diff w.r.t. min</text:p>
          </table:table-cell>
          <table:table-cell office:value-type="string" table:style-name="ce1">
            <text:p>diff w.r.t. ST</text:p>
          </table:table-cell>
          <table:table-cell table:style-name="ce1"/>
          <table:table-cell office:value-type="string" table:style-name="ce1">
            <text:p>ticks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7">
            <text:p>ST</text:p>
          </table:table-cell>
          <table:table-cell office:value-type="float" office:value="1456" table:style-name="ce1">
            <text:p>1456</text:p>
          </table:table-cell>
          <table:table-cell office:value-type="float" office:value="40" table:formula="of:=1576-1536" table:style-name="ce1">
            <text:p>40</text:p>
          </table:table-cell>
          <table:table-cell table:number-columns-repeated="4" table:style-name="ce1"/>
          <table:table-cell office:value-type="percentage" office:value="2.5352112676056339E-2" table:formula="of:=([.C3]-[.$C$7])/[.$C$7]" table:style-name="ce8">
            <text:p>2.5%</text:p>
          </table:table-cell>
          <table:table-cell office:value-type="percentage" office:value="0" table:formula="of:=([.C3]-[.$C$3])/[.$C$3]" table:style-name="ce8">
            <text:p>0.0%</text:p>
          </table:table-cell>
          <table:table-cell table:style-name="ce1"/>
          <table:table-cell office:value-type="float" office:value="511" table:style-name="ce1">
            <text:p>51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7">
            <text:p>gloss</text:p>
          </table:table-cell>
          <table:table-cell office:value-type="float" office:value="1564" table:style-name="ce1">
            <text:p>1564</text:p>
          </table:table-cell>
          <table:table-cell office:value-type="float" office:value="40" table:formula="of:=1576-1536" table:style-name="ce1">
            <text:p>40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float" office:value="72" table:formula="of:=[.F4]-[.C4]" table:style-name="ce1">
            <text:p>72</text:p>
          </table:table-cell>
          <table:table-cell table:style-name="ce1"/>
          <table:table-cell office:value-type="percentage" office:value="0.10140845070422536" table:formula="of:=([.C4]-[.$C$7])/[.$C$7]" table:style-name="ce8">
            <text:p>10.1%</text:p>
          </table:table-cell>
          <table:table-cell office:value-type="percentage" office:value="7.4175824175824176E-2" table:formula="of:=([.C4]-[.$C$3])/[.$C$3]" table:style-name="ce8">
            <text:p>7.4%</text:p>
          </table:table-cell>
          <table:table-cell table:style-name="ce1"/>
          <table:table-cell office:value-type="float" office:value="620" table:style-name="ce1">
            <text:p>62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7">
            <text:p>libstartup</text:p>
          </table:table-cell>
          <table:table-cell office:value-type="float" office:value="1780" table:style-name="ce1">
            <text:p>1780</text:p>
          </table:table-cell>
          <table:table-cell office:value-type="float" office:value="8" table:formula="of:=520-512" table:style-name="ce1">
            <text:p>8</text:p>
          </table:table-cell>
          <table:table-cell table:style-name="ce1"/>
          <table:table-cell office:value-type="float" office:value="1852" table:style-name="ce1">
            <text:p>1852</text:p>
          </table:table-cell>
          <table:table-cell office:value-type="float" office:value="72" table:formula="of:=[.F5]-[.C5]" table:style-name="ce1">
            <text:p>72</text:p>
          </table:table-cell>
          <table:table-cell table:style-name="ce1"/>
          <table:table-cell office:value-type="percentage" office:value="0.25352112676056338" table:formula="of:=([.C5]-[.$C$7])/[.$C$7]" table:style-name="ce8">
            <text:p>25.4%</text:p>
          </table:table-cell>
          <table:table-cell office:value-type="percentage" office:value="0.22252747252747251" table:formula="of:=([.C5]-[.$C$3])/[.$C$3]" table:style-name="ce8">
            <text:p>22.3%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7">
            <text:p>libstartup (no-tree)</text:p>
          </table:table-cell>
          <table:table-cell office:value-type="float" office:value="1664" table:style-name="ce1">
            <text:p>1664</text:p>
          </table:table-cell>
          <table:table-cell office:value-type="float" office:value="8" table:formula="of:=520-512" table:style-name="ce1">
            <text:p>8</text:p>
          </table:table-cell>
          <table:table-cell table:number-columns-repeated="4" table:style-name="ce1"/>
          <table:table-cell office:value-type="percentage" office:value="0.17183098591549295" table:formula="of:=([.C6]-[.$C$7])/[.$C$7]" table:style-name="ce8">
            <text:p>17.2%</text:p>
          </table:table-cell>
          <table:table-cell office:value-type="percentage" office:value="0.14285714285714285" table:formula="of:=([.C6]-[.$C$3])/[.$C$3]" table:style-name="ce8">
            <text:p>14.3%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7">
            <text:p>libstartup_tiny</text:p>
          </table:table-cell>
          <table:table-cell office:value-type="float" office:value="1420" table:style-name="ce1">
            <text:p>1420</text:p>
          </table:table-cell>
          <table:table-cell office:value-type="float" office:value="8" table:formula="of:=520-512" table:style-name="ce1">
            <text:p>8</text:p>
          </table:table-cell>
          <table:table-cell table:style-name="ce1"/>
          <table:table-cell office:value-type="float" office:value="1492" table:style-name="ce1">
            <text:p>1492</text:p>
          </table:table-cell>
          <table:table-cell office:value-type="float" office:value="72" table:formula="of:=[.F7]-[.C7]" table:style-name="ce1">
            <text:p>72</text:p>
          </table:table-cell>
          <table:table-cell table:style-name="ce1"/>
          <table:table-cell office:value-type="percentage" office:value="0" table:formula="of:=([.C7]-[.$C$7])/[.$C$7]" table:style-name="ce8">
            <text:p>0.0%</text:p>
          </table:table-cell>
          <table:table-cell office:value-type="percentage" office:value="-2.4725274725274724E-2" table:formula="of:=([.C7]-[.$C$3])/[.$C$3]" table:style-name="ce8">
            <text:p>-2.5%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7">
            <text:p>libstartup_inline</text:p>
          </table:table-cell>
          <table:table-cell office:value-type="float" office:value="1420" table:style-name="ce1">
            <text:p>1420</text:p>
          </table:table-cell>
          <table:table-cell office:value-type="float" office:value="8" table:formula="of:=520-512" table:style-name="ce1">
            <text:p>8</text:p>
          </table:table-cell>
          <table:table-cell table:style-name="ce1"/>
          <table:table-cell office:value-type="float" office:value="1492" table:style-name="ce1">
            <text:p>1492</text:p>
          </table:table-cell>
          <table:table-cell office:value-type="float" office:value="72" table:formula="of:=[.F8]-[.C8]" table:style-name="ce1">
            <text:p>72</text:p>
          </table:table-cell>
          <table:table-cell table:style-name="ce1"/>
          <table:table-cell office:value-type="percentage" office:value="0" table:formula="of:=([.C8]-[.$C$7])/[.$C$7]" table:style-name="ce8">
            <text:p>0.0%</text:p>
          </table:table-cell>
          <table:table-cell office:value-type="percentage" office:value="-2.4725274725274724E-2" table:formula="of:=([.C8]-[.$C$3])/[.$C$3]" table:style-name="ce8">
            <text:p>-2.5%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Memory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ST</text:p>
          </table:table-cell>
          <table:table-cell table:number-columns-repeated="3" table:style-name="ce1"/>
          <table:table-cell office:value-type="string" table:style-name="ce2">
            <text:p>tiny</text:p>
          </table:table-cell>
          <table:table-cell table:number-columns-repeated="3" table:style-name="ce1"/>
          <table:table-cell office:value-type="string" table:style-name="ce2">
            <text:p>inline</text:p>
          </table:table-cell>
          <table:table-cell table:number-columns-repeated="3" table:style-name="ce1"/>
          <table:table-cell office:value-type="string" table:style-name="ce2">
            <text:p>libstartup</text:p>
          </table:table-cell>
          <table:table-cell table:number-columns-repeated="3" table:style-name="ce1"/>
          <table:table-cell office:value-type="string" table:style-name="ce2">
            <text:p>libstartup (no-tree)</text:p>
          </table:table-cell>
          <table:table-cell table:number-columns-repeated="3" table:style-name="ce1"/>
          <table:table-cell office:value-type="string" table:style-name="ce2">
            <text:p>gloss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2">
            <text:p>FLASH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isr_vecto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D15])" table:style-name="ce1">
            <text:p>504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8" table:style-name="ce1">
            <text:p>588</text:p>
          </table:table-cell>
          <table:table-cell office:value-type="float" office:value="1416" table:formula="of:=HEX2DEC([.H15])" table:style-name="ce1">
            <text:p>1416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8" table:style-name="ce1">
            <text:p>588</text:p>
          </table:table-cell>
          <table:table-cell office:value-type="float" office:value="1416" table:formula="of:=HEX2DEC([.L15])" table:style-name="ce1">
            <text:p>1416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table:style-name="ce5">
            <text:p>6e8</text:p>
          </table:table-cell>
          <table:table-cell office:value-type="float" office:value="1768" table:formula="of:=HEX2DEC([.P15])" table:style-name="ce1">
            <text:p>1768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table:style-name="ce5">
            <text:p>674</text:p>
          </table:table-cell>
          <table:table-cell office:value-type="float" office:value="1652" table:formula="of:=HEX2DEC([.T15])" table:style-name="ce1">
            <text:p>1652</text:p>
          </table:table-cell>
          <table:table-cell table:style-name="ce1"/>
          <table:table-cell office:value-type="string" table:style-name="ce1">
            <text:p>isr_vecto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X15])" table:style-name="ce1">
            <text:p>504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text</text:p>
          </table:table-cell>
          <table:table-cell office:value-type="string" table:style-name="ce1">
            <text:p>3ac</text:p>
          </table:table-cell>
          <table:table-cell office:value-type="float" office:value="940" table:formula="of:=HEX2DEC([.D16])" table:style-name="ce1">
            <text:p>940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16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16])" table:style-name="ce1">
            <text:p>4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P16])" table:style-name="ce1">
            <text:p>8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16])" table:style-name="ce1">
            <text:p>8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table:style-name="ce5">
            <text:p>410</text:p>
          </table:table-cell>
          <table:table-cell office:value-type="float" office:value="1040" table:formula="of:=HEX2DEC([.X16])" table:style-name="ce1">
            <text:p>1040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rodata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HEX2DEC([.D17])" table:style-name="ce1">
            <text:p>0</text:p>
          </table:table-cell>
          <table:table-cell table:number-columns-repeated="9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17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17])" table:style-name="ce1">
            <text:p>4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X17])" table:style-name="ce1">
            <text:p>8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18])" table:style-name="ce1">
            <text:p>4</text:p>
          </table:table-cell>
          <table:table-cell table:number-columns-repeated="17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18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19])" table:style-name="ce1">
            <text:p>4</text:p>
          </table:table-cell>
          <table:table-cell table:number-columns-repeated="17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19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20])" table:style-name="ce1">
            <text:p>4</text:p>
          </table:table-cell>
          <table:table-cell table:number-columns-repeated="17"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20])" table:style-name="ce1">
            <text:p>4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1456" table:formula="of:=SUM([.E15:.E20])" table:style-name="ce1">
            <text:p>1456</text:p>
          </table:table-cell>
          <table:table-cell table:number-columns-repeated="3" table:style-name="ce1"/>
          <table:table-cell office:value-type="float" office:value="1420" table:formula="of:=SUM([.I15:.I20])" table:style-name="ce1">
            <text:p>1420</text:p>
          </table:table-cell>
          <table:table-cell table:number-columns-repeated="3" table:style-name="ce1"/>
          <table:table-cell office:value-type="float" office:value="1420" table:formula="of:=SUM([.M15:.M20])" table:style-name="ce1">
            <text:p>1420</text:p>
          </table:table-cell>
          <table:table-cell table:number-columns-repeated="3" table:style-name="ce1"/>
          <table:table-cell office:value-type="float" office:value="1780" table:formula="of:=SUM([.Q15:.Q20])" table:style-name="ce1">
            <text:p>1780</text:p>
          </table:table-cell>
          <table:table-cell table:number-columns-repeated="3" table:style-name="ce1"/>
          <table:table-cell office:value-type="float" office:value="1664" table:formula="of:=SUM([.U15:.U20])" table:style-name="ce1">
            <text:p>1664</text:p>
          </table:table-cell>
          <table:table-cell table:number-columns-repeated="3" table:style-name="ce1"/>
          <table:table-cell office:value-type="float" office:value="1564" table:formula="of:=SUM([.Y15:.Y20])" table:style-name="ce1">
            <text:p>1564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4">
            <text:p>(diff)</text:p>
          </table:table-cell>
          <table:table-cell table:number-columns-repeated="2" table:style-name="ce1"/>
          <table:table-cell office:value-type="float" office:value="0" table:formula="of:=[.E24]-[.C3]" table:style-name="ce1">
            <text:p>0</text:p>
          </table:table-cell>
          <table:table-cell table:number-columns-repeated="3" table:style-name="ce1"/>
          <table:table-cell office:value-type="float" office:value="0" table:formula="of:=[.I24]-[.C7]" table:style-name="ce1">
            <text:p>0</text:p>
          </table:table-cell>
          <table:table-cell table:number-columns-repeated="3" table:style-name="ce1"/>
          <table:table-cell office:value-type="float" office:value="0" table:formula="of:=[.M24]-[.C8]" table:style-name="ce1">
            <text:p>0</text:p>
          </table:table-cell>
          <table:table-cell table:number-columns-repeated="3" table:style-name="ce1"/>
          <table:table-cell office:value-type="float" office:value="0" table:formula="of:=[.Q24]-[.C5]" table:style-name="ce1">
            <text:p>0</text:p>
          </table:table-cell>
          <table:table-cell table:number-columns-repeated="3" table:style-name="ce1"/>
          <table:table-cell office:value-type="float" office:value="0" table:formula="of:=[.U24]-[.C6]" table:style-name="ce1">
            <text:p>0</text:p>
          </table:table-cell>
          <table:table-cell table:number-columns-repeated="3" table:style-name="ce1"/>
          <table:table-cell office:value-type="float" office:value="0" table:formula="of:=[.Y24]-[.C4]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AM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28])" table:style-name="ce1">
            <text:p>4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ss</text:p>
          </table:table-cell>
          <table:table-cell office:value-type="float" office:value="20" table:style-name="ce1">
            <text:p>20</text:p>
          </table:table-cell>
          <table:table-cell office:value-type="float" office:value="32" table:formula="of:=HEX2DEC([.D29])" table:style-name="ce1">
            <text:p>32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29])" table:style-name="ce1">
            <text:p>4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29])" table:style-name="ce1">
            <text:p>4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29])" table:style-name="ce1">
            <text:p>4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(fill)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40" table:formula="of:=SUM([.E28:.E30])" table:style-name="ce1">
            <text:p>40</text:p>
          </table:table-cell>
          <table:table-cell table:number-columns-repeated="3" table:style-name="ce1"/>
          <table:table-cell office:value-type="float" office:value="8" table:formula="of:=SUM([.I28:.I30])" table:style-name="ce1">
            <text:p>8</text:p>
          </table:table-cell>
          <table:table-cell table:number-columns-repeated="3" table:style-name="ce1"/>
          <table:table-cell office:value-type="float" office:value="8" table:formula="of:=SUM([.M28:.M30])" table:style-name="ce1">
            <text:p>8</text:p>
          </table:table-cell>
          <table:table-cell table:number-columns-repeated="3" table:style-name="ce1"/>
          <table:table-cell office:value-type="float" office:value="8" table:formula="of:=SUM([.Q28:.Q30])" table:style-name="ce1">
            <text:p>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4">
            <text:p>(diff)</text:p>
          </table:table-cell>
          <table:table-cell table:number-columns-repeated="2" table:style-name="ce1"/>
          <table:table-cell office:value-type="float" office:value="0" table:formula="of:=[.E32]-[.D3]" table:style-name="ce1">
            <text:p>0</text:p>
          </table:table-cell>
          <table:table-cell table:number-columns-repeated="3" table:style-name="ce1"/>
          <table:table-cell office:value-type="float" office:value="0" table:formula="of:=[.I32]-[.D7]" table:style-name="ce1">
            <text:p>0</text:p>
          </table:table-cell>
          <table:table-cell table:number-columns-repeated="3" table:style-name="ce1"/>
          <table:table-cell office:value-type="float" office:value="0" table:formula="of:=[.M32]-[.D8]" table:style-name="ce1">
            <text:p>0</text:p>
          </table:table-cell>
          <table:table-cell table:number-columns-repeated="3" table:style-name="ce1"/>
          <table:table-cell office:value-type="float" office:value="0" table:formula="of:=[.Q32]-[.D5]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ASH detai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tart-up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eregister_tm_clones</text:p>
          </table:table-cell>
          <table:table-cell office:value-type="string" table:style-name="ce1">
            <text:p>1c</text:p>
          </table:table-cell>
          <table:table-cell office:value-type="float" office:value="28" table:formula="of:=HEX2DEC([.D37])" table:style-name="ce1">
            <text:p>28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H37])" table:style-name="ce1">
            <text:p>16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L37])" table:style-name="ce1">
            <text:p>16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P37])" table:style-name="ce1">
            <text:p>16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T37])" table:style-name="ce1">
            <text:p>16</text:p>
          </table:table-cell>
          <table:table-cell table:style-name="ce1"/>
          <table:table-cell office:value-type="string" table:style-name="ce1">
            <text:p>deregister_tm_clones</text:p>
          </table:table-cell>
          <table:table-cell office:value-type="string" table:style-name="ce1">
            <text:p>1c</text:p>
          </table:table-cell>
          <table:table-cell office:value-type="float" office:value="28" table:formula="of:=HEX2DEC([.X37])" table:style-name="ce1">
            <text:p>28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register_tm_clones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D38])" table:style-name="ce1">
            <text:p>36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string" table:style-name="ce1">
            <text:p>fc</text:p>
          </table:table-cell>
          <table:table-cell office:value-type="float" office:value="252" table:formula="of:=HEX2DEC([.H38])" table:style-name="ce1">
            <text:p>252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string" table:style-name="ce1">
            <text:p>fc</text:p>
          </table:table-cell>
          <table:table-cell office:value-type="float" office:value="252" table:formula="of:=HEX2DEC([.L38])" table:style-name="ce1">
            <text:p>252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float" office:value="88" table:style-name="ce1">
            <text:p>88</text:p>
          </table:table-cell>
          <table:table-cell office:value-type="float" office:value="136" table:formula="of:=HEX2DEC([.P38])" table:style-name="ce1">
            <text:p>136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string" table:style-name="ce1">
            <text:p>b8</text:p>
          </table:table-cell>
          <table:table-cell office:value-type="float" office:value="184" table:formula="of:=HEX2DEC([.T38])" table:style-name="ce1">
            <text:p>184</text:p>
          </table:table-cell>
          <table:table-cell table:style-name="ce1"/>
          <table:table-cell office:value-type="string" table:style-name="ce1">
            <text:p>register_tm_clones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X38])" table:style-name="ce1">
            <text:p>36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__do_global_dtors_aux</text:p>
          </table:table-cell>
          <table:table-cell office:value-type="float" office:value="28" table:style-name="ce1">
            <text:p>28</text:p>
          </table:table-cell>
          <table:table-cell office:value-type="float" office:value="40" table:formula="of:=HEX2DEC([.D39])" table:style-name="ce1">
            <text:p>40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H39])" table:style-name="ce1">
            <text:p>36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L39])" table:style-name="ce1">
            <text:p>36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P39])" table:style-name="ce1">
            <text:p>36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T39])" table:style-name="ce1">
            <text:p>36</text:p>
          </table:table-cell>
          <table:table-cell table:style-name="ce1"/>
          <table:table-cell office:value-type="string" table:style-name="ce1">
            <text:p>__do_global_dtors_aux</text:p>
          </table:table-cell>
          <table:table-cell office:value-type="float" office:value="28" table:style-name="ce1">
            <text:p>28</text:p>
          </table:table-cell>
          <table:table-cell office:value-type="float" office:value="40" table:formula="of:=HEX2DEC([.X39])" table:style-name="ce1">
            <text:p>40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frame_dummy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D40])" table:style-name="ce1">
            <text:p>36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40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40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40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40])" table:style-name="ce1">
            <text:p>4</text:p>
          </table:table-cell>
          <table:table-cell table:style-name="ce1"/>
          <table:table-cell office:value-type="string" table:style-name="ce1">
            <text:p>frame_dummy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X40])" table:style-name="ce1">
            <text:p>36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ResetHandler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D41])" table:style-name="ce1">
            <text:p>80</text:p>
          </table:table-cell>
          <table:table-cell table:number-columns-repeated="9" table:style-name="ce1"/>
          <table:table-cell office:value-type="string" table:style-name="ce1">
            <text:p>memcpy</text:p>
          </table:table-cell>
          <table:table-cell office:value-type="float" office:value="134" table:style-name="ce1">
            <text:p>134</text:p>
          </table:table-cell>
          <table:table-cell office:value-type="float" office:value="308" table:formula="of:=HEX2DEC([.P41])" table:style-name="ce1">
            <text:p>308</text:p>
          </table:table-cell>
          <table:table-cell table:style-name="ce1"/>
          <table:table-cell office:value-type="string" table:style-name="ce1">
            <text:p>memcpy</text:p>
          </table:table-cell>
          <table:table-cell office:value-type="float" office:value="134" table:style-name="ce1">
            <text:p>134</text:p>
          </table:table-cell>
          <table:table-cell office:value-type="float" office:value="308" table:formula="of:=HEX2DEC([.T41])" table:style-name="ce1">
            <text:p>308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41])" table:style-name="ce1">
            <text:p>4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SystemInit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D42])" table:style-name="ce1">
            <text:p>20</text:p>
          </table:table-cell>
          <table:table-cell table:number-columns-repeated="9" table:style-name="ce1"/>
          <table:table-cell office:value-type="string" table:style-name="ce1">
            <text:p>memset</text:p>
          </table:table-cell>
          <table:table-cell office:value-type="string" table:style-name="ce1">
            <text:p>a4</text:p>
          </table:table-cell>
          <table:table-cell office:value-type="float" office:value="164" table:formula="of:=HEX2DEC([.P42])" table:style-name="ce1">
            <text:p>164</text:p>
          </table:table-cell>
          <table:table-cell table:number-columns-repeated="5" table:style-name="ce1"/>
          <table:table-cell office:value-type="string" table:style-name="ce1">
            <text:p>_exit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42])" table:style-name="ce1">
            <text:p>4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__libc_init_array</text:p>
          </table:table-cell>
          <table:table-cell office:value-type="float" office:value="48" table:style-name="ce1">
            <text:p>48</text:p>
          </table:table-cell>
          <table:table-cell office:value-type="float" office:value="72" table:formula="of:=HEX2DEC([.D43])" table:style-name="ce1">
            <text:p>72</text:p>
          </table:table-cell>
          <table:table-cell table:number-columns-repeated="9"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P43])" table:style-name="ce1">
            <text:p>8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43])" table:style-name="ce1">
            <text:p>8</text:p>
          </table:table-cell>
          <table:table-cell table:style-name="ce1"/>
          <table:table-cell office:value-type="string" table:style-name="ce1">
            <text:p>exi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X43])" table:style-name="ce1">
            <text:p>36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init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4])" table:style-name="ce1">
            <text:p>4</text:p>
          </table:table-cell>
          <table:table-cell table:number-columns-repeated="17" table:style-name="ce1"/>
          <table:table-cell office:value-type="string" table:style-name="ce1">
            <text:p>__libc_init_array</text:p>
          </table:table-cell>
          <table:table-cell office:value-type="float" office:value="48" table:style-name="ce1">
            <text:p>48</text:p>
          </table:table-cell>
          <table:table-cell office:value-type="float" office:value="72" table:formula="of:=HEX2DEC([.X44])" table:style-name="ce1">
            <text:p>72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init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D45])" table:style-name="ce1">
            <text:p>8</text:p>
          </table:table-cell>
          <table:table-cell table:number-columns-repeated="17" table:style-name="ce1"/>
          <table:table-cell office:value-type="string" table:style-name="ce1">
            <text:p>memset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X45])" table:style-name="ce1">
            <text:p>16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fini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6])" table:style-name="ce1">
            <text:p>4</text:p>
          </table:table-cell>
          <table:table-cell table:number-columns-repeated="17" table:style-name="ce1"/>
          <table:table-cell office:value-type="string" table:style-name="ce1">
            <text:p>init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46])" table:style-name="ce1">
            <text:p>4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fini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D47])" table:style-name="ce1">
            <text:p>8</text:p>
          </table:table-cell>
          <table:table-cell table:number-columns-repeated="17" table:style-name="ce1"/>
          <table:table-cell office:value-type="string" table:style-name="ce1">
            <text:p>init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X47])" table:style-name="ce1">
            <text:p>8</text:p>
          </table:table-cell>
          <table:table-cell table:number-columns-repeated="16359"/>
        </table:table-row>
        <table:table-row table:style-name="ro1">
          <table:table-cell table:number-columns-repeated="2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8])" table:style-name="ce1">
            <text:p>4</text:p>
          </table:table-cell>
          <table:table-cell table:number-columns-repeated="17" table:style-name="ce1"/>
          <table:table-cell office:value-type="string" table:style-name="ce1">
            <text:p>fini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48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9])" table:style-name="ce1">
            <text:p>4</text:p>
          </table:table-cell>
          <table:table-cell table:number-columns-repeated="17" table:style-name="ce1"/>
          <table:table-cell office:value-type="string" table:style-name="ce1">
            <text:p>fini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X49])" table:style-name="ce1">
            <text:p>8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50])" table:style-name="ce1">
            <text:p>4</text:p>
          </table:table-cell>
          <table:table-cell table:number-columns-repeated="17"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X50])" table:style-name="ce1">
            <text:p>8</text:p>
          </table:table-cell>
          <table:table-cell table:number-columns-repeated="16359"/>
        </table:table-row>
        <table:table-row table:style-name="ro1">
          <table:table-cell/>
          <table:table-cell table:number-columns-repeated="21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51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number-columns-repeated="21"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52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number-columns-repeated="21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53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number-columns-repeated="21" table:style-name="ce1"/>
          <table:table-cell office:value-type="string" table:style-name="ce1">
            <text:p>_mainCRTStartup / _start</text:p>
          </table:table-cell>
          <table:table-cell office:value-type="string" table:style-name="ce1">
            <text:p>7c</text:p>
          </table:table-cell>
          <table:table-cell office:value-type="float" office:value="124" table:formula="of:=HEX2DEC([.X54])" table:style-name="ce1">
            <text:p>124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D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H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L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P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T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X57])" table:style-name="ce1">
            <text:p>504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D58])" table:style-name="ce1">
            <text:p>2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58])" table:style-name="ce1">
            <text:p>4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58])" table:style-name="ce1">
            <text:p>4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58])" table:style-name="ce1">
            <text:p>4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58])" table:style-name="ce1">
            <text:p>4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X58])" table:style-name="ce1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(fill)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D59])" table:style-name="ce1">
            <text:p>2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59])" table:style-name="ce1">
            <text:p>4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59])" table:style-name="ce1">
            <text:p>4</text:p>
          </table:table-cell>
          <table:table-cell table:number-columns-repeated="9" table:style-name="ce1"/>
          <table:table-cell office:value-type="string" table:style-name="ce1">
            <text:p>(fill)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X59])" table:style-name="ce1">
            <text:p>8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D62])" table:style-name="ce1">
            <text:p>80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H62])" table:style-name="ce1">
            <text:p>80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L62])" table:style-name="ce1">
            <text:p>80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P62])" table:style-name="ce1">
            <text:p>80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T62])" table:style-name="ce1">
            <text:p>80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X62])" table:style-name="ce1">
            <text:p>80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D63])" table:style-name="ce1">
            <text:p>68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H63])" table:style-name="ce1">
            <text:p>68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L63])" table:style-name="ce1">
            <text:p>68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P63])" table:style-name="ce1">
            <text:p>68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T63])" table:style-name="ce1">
            <text:p>68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4" table:style-name="ce1">
            <text:p>44</text:p>
          </table:table-cell>
          <table:table-cell office:value-type="float" office:value="68" table:formula="of:=HEX2DEC([.X63])" table:style-name="ce1">
            <text:p>68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D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H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L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P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T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X64])" table:style-name="ce1">
            <text:p>56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D65])" table:style-name="ce1">
            <text:p>37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H65])" table:style-name="ce1">
            <text:p>37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L65])" table:style-name="ce1">
            <text:p>37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P65])" table:style-name="ce1">
            <text:p>37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T65])" table:style-name="ce1">
            <text:p>37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float" office:value="174" table:style-name="ce1">
            <text:p>174</text:p>
          </table:table-cell>
          <table:table-cell office:value-type="float" office:value="372" table:formula="of:=HEX2DEC([.X65])" table:style-name="ce1">
            <text:p>372</text:p>
          </table:table-cell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D66])" table:style-name="ce1">
            <text:p>24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H66])" table:style-name="ce1">
            <text:p>24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L66])" table:style-name="ce1">
            <text:p>24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P66])" table:style-name="ce1">
            <text:p>24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T66])" table:style-name="ce1">
            <text:p>24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X66])" table:style-name="ce1">
            <text:p>24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float" office:value="1456" table:formula="of:=SUM([.E37:.E67])" table:style-name="ce1">
            <text:p>1456</text:p>
          </table:table-cell>
          <table:table-cell table:number-columns-repeated="3" table:style-name="ce1"/>
          <table:table-cell office:value-type="float" office:value="1420" table:formula="of:=SUM([.I37:.I67])" table:style-name="ce1">
            <text:p>1420</text:p>
          </table:table-cell>
          <table:table-cell table:number-columns-repeated="3" table:style-name="ce1"/>
          <table:table-cell office:value-type="float" office:value="1420" table:formula="of:=SUM([.M37:.M67])" table:style-name="ce1">
            <text:p>1420</text:p>
          </table:table-cell>
          <table:table-cell table:number-columns-repeated="3" table:style-name="ce1"/>
          <table:table-cell office:value-type="float" office:value="1780" table:formula="of:=SUM([.Q37:.Q67])" table:style-name="ce1">
            <text:p>1780</text:p>
          </table:table-cell>
          <table:table-cell table:number-columns-repeated="3" table:style-name="ce1"/>
          <table:table-cell office:value-type="float" office:value="1664" table:formula="of:=SUM([.U37:.U67])" table:style-name="ce1">
            <text:p>1664</text:p>
          </table:table-cell>
          <table:table-cell table:number-columns-repeated="3" table:style-name="ce1"/>
          <table:table-cell office:value-type="float" office:value="1556" table:formula="of:=SUM([.Y37:.Y67])" table:style-name="ce1">
            <text:p>1556</text:p>
          </table:table-cell>
          <table:table-cell table:number-columns-repeated="16359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E69]-[.E24]" table:style-name="ce1">
            <text:p>0</text:p>
          </table:table-cell>
          <table:table-cell table:number-columns-repeated="3" table:style-name="ce1"/>
          <table:table-cell office:value-type="float" office:value="0" table:formula="of:=[.I69]-[.I24]" table:style-name="ce1">
            <text:p>0</text:p>
          </table:table-cell>
          <table:table-cell table:number-columns-repeated="3" table:style-name="ce1"/>
          <table:table-cell office:value-type="float" office:value="0" table:formula="of:=[.M69]-[.M24]" table:style-name="ce1">
            <text:p>0</text:p>
          </table:table-cell>
          <table:table-cell table:number-columns-repeated="3" table:style-name="ce1"/>
          <table:table-cell office:value-type="float" office:value="0" table:formula="of:=[.Q69]-[.Q24]" table:style-name="ce1">
            <text:p>0</text:p>
          </table:table-cell>
          <table:table-cell table:number-columns-repeated="3" table:style-name="ce1"/>
          <table:table-cell office:value-type="float" office:value="0" table:formula="of:=[.U69]-[.U24]" table:style-name="ce1">
            <text:p>0</text:p>
          </table:table-cell>
          <table:table-cell table:number-columns-repeated="3" table:style-name="ce1"/>
          <table:table-cell office:value-type="float" office:value="-8" table:formula="of:=[.Y69]-[.Y24]" table:style-name="ce6">
            <text:p>-8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T</text:p>
          </table:table-cell>
          <table:table-cell office:value-type="string" table:style-name="ce1">
            <text:p>tiny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startup</text:p>
          </table:table-cell>
          <table:table-cell office:value-type="string" table:style-name="ce1">
            <text:p>startup (no memset)</text:p>
          </table:table-cell>
          <table:table-cell office:value-type="string" table:style-name="ce1">
            <text:p>glos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Start-up</text:p>
          </table:table-cell>
          <table:table-cell office:value-type="float" office:value="348" table:formula="of:=SUM([.E37:.E50])" table:style-name="ce1">
            <text:p>348</text:p>
          </table:table-cell>
          <table:table-cell office:value-type="float" office:value="308" table:formula="of:=SUM([.I37:.I50])" table:style-name="ce1">
            <text:p>308</text:p>
          </table:table-cell>
          <table:table-cell office:value-type="float" office:value="308" table:formula="of:=SUM([.M37:.M50])" table:style-name="ce1">
            <text:p>308</text:p>
          </table:table-cell>
          <table:table-cell office:value-type="float" office:value="672" table:formula="of:=SUM([.Q37:.Q50])" table:style-name="ce1">
            <text:p>672</text:p>
          </table:table-cell>
          <table:table-cell office:value-type="float" office:value="556" table:formula="of:=SUM([.U37:.U50])" table:style-name="ce1">
            <text:p>556</text:p>
          </table:table-cell>
          <table:table-cell office:value-type="float" office:value="440" table:formula="of:=SUM([.Y37:.Y55])" table:style-name="ce1">
            <text:p>44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office:value-type="float" office:value="508" table:formula="of:=SUM([.E57:.E60])" table:style-name="ce1">
            <text:p>508</text:p>
          </table:table-cell>
          <table:table-cell office:value-type="float" office:value="512" table:formula="of:=SUM([.I57:.I60])" table:style-name="ce1">
            <text:p>512</text:p>
          </table:table-cell>
          <table:table-cell office:value-type="float" office:value="512" table:formula="of:=SUM([.M57:.M60])" table:style-name="ce1">
            <text:p>512</text:p>
          </table:table-cell>
          <table:table-cell office:value-type="float" office:value="508" table:formula="of:=SUM([.Q57:.Q60])" table:style-name="ce1">
            <text:p>508</text:p>
          </table:table-cell>
          <table:table-cell office:value-type="float" office:value="508" table:formula="of:=SUM([.U57:.U60])" table:style-name="ce1">
            <text:p>508</text:p>
          </table:table-cell>
          <table:table-cell office:value-type="float" office:value="516" table:formula="of:=SUM([.Y57:.Y59])" table:style-name="ce1">
            <text:p>51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Example application</text:p>
          </table:table-cell>
          <table:table-cell office:value-type="float" office:value="600" table:formula="of:=SUM([.E62:.E66])" table:style-name="ce1">
            <text:p>600</text:p>
          </table:table-cell>
          <table:table-cell office:value-type="float" office:value="600" table:formula="of:=SUM([.I62:.I66])" table:style-name="ce1">
            <text:p>600</text:p>
          </table:table-cell>
          <table:table-cell office:value-type="float" office:value="600" table:formula="of:=SUM([.M62:.M66])" table:style-name="ce1">
            <text:p>600</text:p>
          </table:table-cell>
          <table:table-cell office:value-type="float" office:value="600" table:formula="of:=SUM([.Q62:.Q66])" table:style-name="ce1">
            <text:p>600</text:p>
          </table:table-cell>
          <table:table-cell office:value-type="float" office:value="600" table:formula="of:=SUM([.U62:.U66])" table:style-name="ce1">
            <text:p>600</text:p>
          </table:table-cell>
          <table:table-cell office:value-type="float" office:value="600" table:formula="of:=SUM([.Y62:.Y66])" table:style-name="ce1">
            <text:p>600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1456" table:formula="of:=SUM([.C74:.C76])" table:style-name="ce1">
            <text:p>1456</text:p>
          </table:table-cell>
          <table:table-cell office:value-type="float" office:value="1420" table:formula="of:=SUM([.D74:.D76])" table:style-name="ce1">
            <text:p>1420</text:p>
          </table:table-cell>
          <table:table-cell office:value-type="float" office:value="1420" table:formula="of:=SUM([.E74:.E76])" table:style-name="ce1">
            <text:p>1420</text:p>
          </table:table-cell>
          <table:table-cell office:value-type="float" office:value="1780" table:formula="of:=SUM([.F74:.F76])" table:style-name="ce1">
            <text:p>1780</text:p>
          </table:table-cell>
          <table:table-cell office:value-type="float" office:value="1664" table:formula="of:=SUM([.G74:.G76])" table:style-name="ce1">
            <text:p>1664</text:p>
          </table:table-cell>
          <table:table-cell office:value-type="float" office:value="1556" table:formula="of:=SUM([.H74:.H76])" table:style-name="ce1">
            <text:p>155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percentage" office:value="0" table:formula="of:=([.C74]-['O3'.$C$74])/['O3'.$C$74]" table:style-name="ce8">
            <text:p>0.0%</text:p>
          </table:table-cell>
          <table:table-cell office:value-type="percentage" office:value="-0.11494252873563218" table:formula="of:=([.D74]-['O3'.$C$74])/['O3'.$C$74]" table:style-name="ce8">
            <text:p>-11.5%</text:p>
          </table:table-cell>
          <table:table-cell office:value-type="percentage" office:value="-0.11494252873563218" table:formula="of:=([.E74]-['O3'.$C$74])/['O3'.$C$74]" table:style-name="ce8">
            <text:p>-11.5%</text:p>
          </table:table-cell>
          <table:table-cell office:value-type="percentage" office:value="0.93103448275862066" table:formula="of:=([.F74]-['O3'.$C$74])/['O3'.$C$74]" table:style-name="ce8">
            <text:p>93.1%</text:p>
          </table:table-cell>
          <table:table-cell office:value-type="percentage" office:value="0.5977011494252874" table:formula="of:=([.G74]-['O3'.$C$74])/['O3'.$C$74]" table:style-name="ce8">
            <text:p>59.8%</text:p>
          </table:table-cell>
          <table:table-cell office:value-type="percentage" office:value="0.26436781609195403" table:formula="of:=([.H74]-['O3'.$C$74])/['O3'.$C$74]" table:style-name="ce8">
            <text:p>26.4%</text:p>
          </table:table-cell>
          <table:table-cell table:number-columns-repeated="16376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Os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Overview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FLASH</text:p>
          </table:table-cell>
          <table:table-cell office:value-type="string" table:style-name="ce2">
            <text:p>DATA (excluding stack &amp; heap)</text:p>
          </table:table-cell>
          <table:table-cell table:number-columns-repeated="3" table:style-name="ce1"/>
          <table:table-cell office:value-type="string" table:style-name="ce1">
            <text:p>difference</text:p>
          </table:table-cell>
          <table:table-cell table:number-columns-repeated="3" table:style-name="ce1"/>
          <table:table-cell office:value-type="string" table:style-name="ce1">
            <text:p>ticks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4">
            <text:p>ST</text:p>
          </table:table-cell>
          <table:table-cell office:value-type="float" office:value="1392" table:style-name="ce1">
            <text:p>1392</text:p>
          </table:table-cell>
          <table:table-cell office:value-type="float" office:value="40" table:formula="of:=1576-1536" table:style-name="ce1">
            <text:p>40</text:p>
          </table:table-cell>
          <table:table-cell table:number-columns-repeated="3" table:style-name="ce1"/>
          <table:table-cell office:value-type="float" office:value="64" table:formula="of:=['O3'.C3]-[Os.C3]" table:style-name="ce6">
            <text:p>64</text:p>
          </table:table-cell>
          <table:table-cell table:number-columns-repeated="3" table:style-name="ce1"/>
          <table:table-cell office:value-type="float" office:value="499" table:style-name="ce1">
            <text:p>499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4">
            <text:p>gloss</text:p>
          </table:table-cell>
          <table:table-cell office:value-type="float" office:value="1480" table:style-name="ce1">
            <text:p>1480</text:p>
          </table:table-cell>
          <table:table-cell office:value-type="float" office:value="40" table:formula="of:=1576-1536" table:style-name="ce1">
            <text:p>40</text:p>
          </table:table-cell>
          <table:table-cell table:number-columns-repeated="3" table:style-name="ce1"/>
          <table:table-cell office:value-type="float" office:value="84" table:formula="of:=['O3'.C4]-[Os.C4]" table:style-name="ce1">
            <text:p>84</text:p>
          </table:table-cell>
          <table:table-cell table:number-columns-repeated="3" table:style-name="ce1"/>
          <table:table-cell office:value-type="float" office:value="624" table:style-name="ce1">
            <text:p>624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4">
            <text:p>libstartup</text:p>
          </table:table-cell>
          <table:table-cell office:value-type="float" office:value="1688" table:style-name="ce1">
            <text:p>1688</text:p>
          </table:table-cell>
          <table:table-cell office:value-type="float" office:value="8" table:formula="of:=520-512" table:style-name="ce1">
            <text:p>8</text:p>
          </table:table-cell>
          <table:table-cell table:number-columns-repeated="3" table:style-name="ce1"/>
          <table:table-cell office:value-type="float" office:value="92" table:formula="of:=['O3'.C5]-[Os.C5]" table:style-name="ce1">
            <text:p>92</text:p>
          </table:table-cell>
          <table:table-cell table:number-columns-repeated="3" table:style-name="ce1"/>
          <table:table-cell office:value-type="float" office:value="211" table:style-name="ce1">
            <text:p>21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libstartup_tiny</text:p>
          </table:table-cell>
          <table:table-cell office:value-type="float" office:value="1412" table:style-name="ce1">
            <text:p>1412</text:p>
          </table:table-cell>
          <table:table-cell office:value-type="float" office:value="8" table:formula="of:=520-512" table:style-name="ce1">
            <text:p>8</text:p>
          </table:table-cell>
          <table:table-cell table:number-columns-repeated="3" table:style-name="ce1"/>
          <table:table-cell office:value-type="float" office:value="8" table:formula="of:=['O3'.C7]-[Os.C7]" table:style-name="ce1">
            <text:p>8</text:p>
          </table:table-cell>
          <table:table-cell table:number-columns-repeated="3" table:style-name="ce1"/>
          <table:table-cell office:value-type="float" office:value="165" table:style-name="ce1">
            <text:p>165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4">
            <text:p>libstartup_inline</text:p>
          </table:table-cell>
          <table:table-cell office:value-type="float" office:value="1384" table:style-name="ce1">
            <text:p>1384</text:p>
          </table:table-cell>
          <table:table-cell office:value-type="float" office:value="8" table:formula="of:=520-512" table:style-name="ce1">
            <text:p>8</text:p>
          </table:table-cell>
          <table:table-cell table:number-columns-repeated="3" table:style-name="ce1"/>
          <table:table-cell office:value-type="float" office:value="36" table:formula="of:=['O3'.C8]-[Os.C8]" table:style-name="ce1">
            <text:p>36</text:p>
          </table:table-cell>
          <table:table-cell table:number-columns-repeated="3" table:style-name="ce1"/>
          <table:table-cell office:value-type="float" office:value="149" table:style-name="ce1">
            <text:p>149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Memory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ST</text:p>
          </table:table-cell>
          <table:table-cell table:number-columns-repeated="3" table:style-name="ce1"/>
          <table:table-cell office:value-type="string" table:style-name="ce2">
            <text:p>tiny</text:p>
          </table:table-cell>
          <table:table-cell table:number-columns-repeated="3" table:style-name="ce1"/>
          <table:table-cell office:value-type="string" table:style-name="ce2">
            <text:p>inline</text:p>
          </table:table-cell>
          <table:table-cell table:number-columns-repeated="3" table:style-name="ce1"/>
          <table:table-cell office:value-type="string" table:style-name="ce2">
            <text:p>libstartup</text:p>
          </table:table-cell>
          <table:table-cell table:number-columns-repeated="3" table:style-name="ce1"/>
          <table:table-cell office:value-type="string" table:style-name="ce2">
            <text:p>gloss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2">
            <text:p>FLASH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2" table:style-name="ce1"/>
          <table:table-cell office:value-type="string" table:style-name="ce1">
            <text:p>hex</text:p>
          </table:table-cell>
          <table:table-cell office:value-type="string" table:style-name="ce1">
            <text:p>dec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isr_vecto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D15])" table:style-name="ce1">
            <text:p>504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0" table:style-name="ce1">
            <text:p>580</text:p>
          </table:table-cell>
          <table:table-cell office:value-type="float" office:value="1408" table:formula="of:=HEX2DEC([.H15])" table:style-name="ce1">
            <text:p>1408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4" table:style-name="ce1">
            <text:p>564</text:p>
          </table:table-cell>
          <table:table-cell office:value-type="float" office:value="1380" table:formula="of:=HEX2DEC([.L15])" table:style-name="ce1">
            <text:p>1380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table:style-name="ce5">
            <text:p>68c</text:p>
          </table:table-cell>
          <table:table-cell office:value-type="float" office:value="1676" table:formula="of:=HEX2DEC([.P15])" table:style-name="ce1">
            <text:p>1676</text:p>
          </table:table-cell>
          <table:table-cell table:style-name="ce1"/>
          <table:table-cell office:value-type="string" table:style-name="ce1">
            <text:p>isr_vecto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T15])" table:style-name="ce1">
            <text:p>504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text</text:p>
          </table:table-cell>
          <table:table-cell office:value-type="string" table:style-name="ce1">
            <text:p>36c</text:p>
          </table:table-cell>
          <table:table-cell office:value-type="float" office:value="876" table:formula="of:=HEX2DEC([.D16])" table:style-name="ce1">
            <text:p>876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16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16])" table:style-name="ce1">
            <text:p>4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P16])" table:style-name="ce1">
            <text:p>8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string" table:style-name="ce5">
            <text:p>3b4</text:p>
          </table:table-cell>
          <table:table-cell office:value-type="float" office:value="948" table:formula="of:=HEX2DEC([.T16])" table:style-name="ce1">
            <text:p>948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17])" table:style-name="ce1">
            <text:p>4</text:p>
          </table:table-cell>
          <table:table-cell table:number-columns-repeated="9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17])" table:style-name="ce1">
            <text:p>4</text:p>
          </table:table-cell>
          <table:table-cell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17])" table:style-name="ce1">
            <text:p>8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18])" table:style-name="ce1">
            <text:p>4</text:p>
          </table:table-cell>
          <table:table-cell table:number-columns-repeated="13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18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19])" table:style-name="ce1">
            <text:p>4</text:p>
          </table:table-cell>
          <table:table-cell table:number-columns-repeated="13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19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20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(fill)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21])" table:style-name="ce1">
            <text:p>8</text:p>
          </table:table-cell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1392" table:formula="of:=SUM([.E15:.E19])" table:style-name="ce1">
            <text:p>1392</text:p>
          </table:table-cell>
          <table:table-cell table:number-columns-repeated="3" table:style-name="ce1"/>
          <table:table-cell office:value-type="float" office:value="1412" table:formula="of:=SUM([.I15:.I20])" table:style-name="ce1">
            <text:p>1412</text:p>
          </table:table-cell>
          <table:table-cell table:number-columns-repeated="3" table:style-name="ce1"/>
          <table:table-cell office:value-type="float" office:value="1384" table:formula="of:=SUM([.M15:.M20])" table:style-name="ce1">
            <text:p>1384</text:p>
          </table:table-cell>
          <table:table-cell table:number-columns-repeated="3" table:style-name="ce1"/>
          <table:table-cell office:value-type="float" office:value="1688" table:formula="of:=SUM([.Q15:.Q20])" table:style-name="ce1">
            <text:p>1688</text:p>
          </table:table-cell>
          <table:table-cell table:number-columns-repeated="3" table:style-name="ce1"/>
          <table:table-cell office:value-type="float" office:value="1480" table:formula="of:=SUM([.U15:.U21])" table:style-name="ce1">
            <text:p>1480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4">
            <text:p>(diff)</text:p>
          </table:table-cell>
          <table:table-cell table:number-columns-repeated="2" table:style-name="ce1"/>
          <table:table-cell office:value-type="float" office:value="0" table:formula="of:=[.E24]-[.C3]" table:style-name="ce1">
            <text:p>0</text:p>
          </table:table-cell>
          <table:table-cell table:number-columns-repeated="3" table:style-name="ce1"/>
          <table:table-cell office:value-type="float" office:value="0" table:formula="of:=[.I24]-[.C7]" table:style-name="ce1">
            <text:p>0</text:p>
          </table:table-cell>
          <table:table-cell table:number-columns-repeated="3" table:style-name="ce1"/>
          <table:table-cell office:value-type="float" office:value="0" table:formula="of:=[.M24]-[.C8]" table:style-name="ce1">
            <text:p>0</text:p>
          </table:table-cell>
          <table:table-cell table:number-columns-repeated="3" table:style-name="ce1"/>
          <table:table-cell office:value-type="float" office:value="0" table:formula="of:=[.Q24]-[.C5]" table:style-name="ce1">
            <text:p>0</text:p>
          </table:table-cell>
          <table:table-cell table:number-columns-repeated="3" table:style-name="ce1"/>
          <table:table-cell office:value-type="float" office:value="0" table:formula="of:=[.U24]-[.C4]" table:style-name="ce1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AM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28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28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bss</text:p>
          </table:table-cell>
          <table:table-cell office:value-type="float" office:value="20" table:style-name="ce1">
            <text:p>20</text:p>
          </table:table-cell>
          <table:table-cell office:value-type="float" office:value="32" table:formula="of:=HEX2DEC([.D29])" table:style-name="ce1">
            <text:p>32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29])" table:style-name="ce1">
            <text:p>4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29])" table:style-name="ce1">
            <text:p>4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29])" table:style-name="ce1">
            <text:p>4</text:p>
          </table:table-cell>
          <table:table-cell table:style-name="ce1"/>
          <table:table-cell office:value-type="string" table:style-name="ce1">
            <text:p>bss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T29])" table:style-name="ce1">
            <text:p>36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(fill)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Total</text:p>
          </table:table-cell>
          <table:table-cell table:number-columns-repeated="2" table:style-name="ce1"/>
          <table:table-cell office:value-type="float" office:value="40" table:formula="of:=SUM([.E28:.E30])" table:style-name="ce1">
            <text:p>40</text:p>
          </table:table-cell>
          <table:table-cell table:number-columns-repeated="3" table:style-name="ce1"/>
          <table:table-cell office:value-type="float" office:value="8" table:formula="of:=SUM([.I28:.I30])" table:style-name="ce1">
            <text:p>8</text:p>
          </table:table-cell>
          <table:table-cell table:number-columns-repeated="3" table:style-name="ce1"/>
          <table:table-cell office:value-type="float" office:value="8" table:formula="of:=SUM([.M28:.M30])" table:style-name="ce1">
            <text:p>8</text:p>
          </table:table-cell>
          <table:table-cell table:number-columns-repeated="3" table:style-name="ce1"/>
          <table:table-cell office:value-type="float" office:value="8" table:formula="of:=SUM([.Q28:.Q30])" table:style-name="ce1">
            <text:p>8</text:p>
          </table:table-cell>
          <table:table-cell table:number-columns-repeated="3" table:style-name="ce1"/>
          <table:table-cell office:value-type="float" office:value="40" table:formula="of:=SUM([.U28:.U30])" table:style-name="ce1">
            <text:p>40</text:p>
          </table:table-cell>
          <table:table-cell table:number-columns-repeated="16363"/>
        </table:table-row>
        <table:table-row table:style-name="ro1">
          <table:table-cell table:style-name="ce1"/>
          <table:table-cell office:value-type="string" table:style-name="ce4">
            <text:p>(diff)</text:p>
          </table:table-cell>
          <table:table-cell table:number-columns-repeated="2" table:style-name="ce1"/>
          <table:table-cell office:value-type="float" office:value="0" table:formula="of:=[.E32]-[.D3]" table:style-name="ce1">
            <text:p>0</text:p>
          </table:table-cell>
          <table:table-cell table:number-columns-repeated="3" table:style-name="ce1"/>
          <table:table-cell office:value-type="float" office:value="0" table:formula="of:=[.I32]-[.D7]" table:style-name="ce1">
            <text:p>0</text:p>
          </table:table-cell>
          <table:table-cell table:number-columns-repeated="3" table:style-name="ce1"/>
          <table:table-cell office:value-type="float" office:value="0" table:formula="of:=[.M32]-[.D8]" table:style-name="ce1">
            <text:p>0</text:p>
          </table:table-cell>
          <table:table-cell table:number-columns-repeated="3" table:style-name="ce1"/>
          <table:table-cell office:value-type="float" office:value="0" table:formula="of:=[.Q32]-[.D5]" table:style-name="ce1">
            <text:p>0</text:p>
          </table:table-cell>
          <table:table-cell table:number-columns-repeated="3" table:style-name="ce1"/>
          <table:table-cell office:value-type="float" office:value="0" table:formula="of:=[.U32]-[.D4]" table:style-name="ce1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ASH detai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Start-up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deregister_tm_clones</text:p>
          </table:table-cell>
          <table:table-cell office:value-type="string" table:style-name="ce1">
            <text:p>1c</text:p>
          </table:table-cell>
          <table:table-cell office:value-type="float" office:value="28" table:formula="of:=HEX2DEC([.D37])" table:style-name="ce1">
            <text:p>28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H37])" table:style-name="ce1">
            <text:p>16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L37])" table:style-name="ce1">
            <text:p>16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P37])" table:style-name="ce1">
            <text:p>16</text:p>
          </table:table-cell>
          <table:table-cell table:style-name="ce1"/>
          <table:table-cell office:value-type="string" table:style-name="ce1">
            <text:p>deregister_tm_clones</text:p>
          </table:table-cell>
          <table:table-cell office:value-type="string" table:style-name="ce1">
            <text:p>1c</text:p>
          </table:table-cell>
          <table:table-cell office:value-type="float" office:value="28" table:formula="of:=HEX2DEC([.T37])" table:style-name="ce1">
            <text:p>28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register_tm_clones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D38])" table:style-name="ce1">
            <text:p>36</text:p>
          </table:table-cell>
          <table:table-cell table:style-name="ce1"/>
          <table:table-cell office:value-type="string" table:style-name="ce1">
            <text:p>table_call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H38])" table:style-name="ce1">
            <text:p>20</text:p>
          </table:table-cell>
          <table:table-cell table:style-name="ce1"/>
          <table:table-cell office:value-type="string" table:style-name="ce1">
            <text:p>table_call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L38])" table:style-name="ce1">
            <text:p>20</text:p>
          </table:table-cell>
          <table:table-cell table:style-name="ce1"/>
          <table:table-cell office:value-type="string" table:style-name="ce1">
            <text:p>table_call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P38])" table:style-name="ce1">
            <text:p>20</text:p>
          </table:table-cell>
          <table:table-cell table:style-name="ce1"/>
          <table:table-cell office:value-type="string" table:style-name="ce1">
            <text:p>register_tm_clones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T38])" table:style-name="ce1">
            <text:p>36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__do_global_dtors_aux</text:p>
          </table:table-cell>
          <table:table-cell office:value-type="float" office:value="28" table:style-name="ce1">
            <text:p>28</text:p>
          </table:table-cell>
          <table:table-cell office:value-type="float" office:value="40" table:formula="of:=HEX2DEC([.D39])" table:style-name="ce1">
            <text:p>40</text:p>
          </table:table-cell>
          <table:table-cell table:style-name="ce1"/>
          <table:table-cell office:value-type="string" table:style-name="ce1">
            <text:p>memcpy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H39])" table:style-name="ce1">
            <text:p>20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string" table:style-name="ce1">
            <text:p>7c</text:p>
          </table:table-cell>
          <table:table-cell office:value-type="float" office:value="124" table:formula="of:=HEX2DEC([.L39])" table:style-name="ce1">
            <text:p>124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float" office:value="74" table:style-name="ce1">
            <text:p>74</text:p>
          </table:table-cell>
          <table:table-cell office:value-type="float" office:value="116" table:formula="of:=HEX2DEC([.P39])" table:style-name="ce1">
            <text:p>116</text:p>
          </table:table-cell>
          <table:table-cell table:style-name="ce1"/>
          <table:table-cell office:value-type="string" table:style-name="ce1">
            <text:p>__do_global_dtors_aux</text:p>
          </table:table-cell>
          <table:table-cell office:value-type="float" office:value="28" table:style-name="ce1">
            <text:p>28</text:p>
          </table:table-cell>
          <table:table-cell office:value-type="float" office:value="40" table:formula="of:=HEX2DEC([.T39])" table:style-name="ce1">
            <text:p>40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frame_dummy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D40])" table:style-name="ce1">
            <text:p>36</text:p>
          </table:table-cell>
          <table:table-cell table:style-name="ce1"/>
          <table:table-cell office:value-type="string" table:style-name="ce1">
            <text:p>memset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H40])" table:style-name="ce1">
            <text:p>16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L40])" table:style-name="ce1">
            <text:p>24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P40])" table:style-name="ce1">
            <text:p>24</text:p>
          </table:table-cell>
          <table:table-cell table:style-name="ce1"/>
          <table:table-cell office:value-type="string" table:style-name="ce1">
            <text:p>frame_dummy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T40])" table:style-name="ce1">
            <text:p>36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ResetHandler</text:p>
          </table:table-cell>
          <table:table-cell office:value-type="float" office:value="50" table:style-name="ce1">
            <text:p>50</text:p>
          </table:table-cell>
          <table:table-cell office:value-type="float" office:value="80" table:formula="of:=HEX2DEC([.D41])" table:style-name="ce1">
            <text:p>80</text:p>
          </table:table-cell>
          <table:table-cell table:style-name="ce1"/>
          <table:table-cell office:value-type="string" table:style-name="ce1">
            <text:p>__prepare_environment</text:p>
          </table:table-cell>
          <table:table-cell office:value-type="float" office:value="74" table:style-name="ce1">
            <text:p>74</text:p>
          </table:table-cell>
          <table:table-cell office:value-type="float" office:value="116" table:formula="of:=HEX2DEC([.H41])" table:style-name="ce1">
            <text:p>116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L41])" table:style-name="ce1">
            <text:p>4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P41])" table:style-name="ce1">
            <text:p>4</text:p>
          </table:table-cell>
          <table:table-cell table:style-name="ce1"/>
          <table:table-cell office:value-type="string" table:style-name="ce1">
            <text:p>ResetHandler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41])" table:style-name="ce1">
            <text:p>4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SystemInit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HEX2DEC([.D42])" table:style-name="ce1">
            <text:p>20</text:p>
          </table:table-cell>
          <table:table-cell table:style-name="ce1"/>
          <table:table-cell office:value-type="string" table:style-name="ce1">
            <text:p>__start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HEX2DEC([.H42])" table:style-name="ce1">
            <text:p>24</text:p>
          </table:table-cell>
          <table:table-cell table:number-columns-repeated="5" table:style-name="ce1"/>
          <table:table-cell office:value-type="string" table:style-name="ce1">
            <text:p>memcpy</text:p>
          </table:table-cell>
          <table:table-cell office:value-type="float" office:value="134" table:style-name="ce1">
            <text:p>134</text:p>
          </table:table-cell>
          <table:table-cell office:value-type="float" office:value="308" table:formula="of:=HEX2DEC([.P42])" table:style-name="ce1">
            <text:p>308</text:p>
          </table:table-cell>
          <table:table-cell table:style-name="ce1"/>
          <table:table-cell office:value-type="string" table:style-name="ce1">
            <text:p>_exit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T42])" table:style-name="ce1">
            <text:p>2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__libc_init_array</text:p>
          </table:table-cell>
          <table:table-cell office:value-type="float" office:value="48" table:style-name="ce1">
            <text:p>48</text:p>
          </table:table-cell>
          <table:table-cell office:value-type="float" office:value="72" table:formula="of:=HEX2DEC([.D43])" table:style-name="ce1">
            <text:p>72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H43])" table:style-name="ce1">
            <text:p>4</text:p>
          </table:table-cell>
          <table:table-cell table:number-columns-repeated="5" table:style-name="ce1"/>
          <table:table-cell office:value-type="string" table:style-name="ce1">
            <text:p>memset</text:p>
          </table:table-cell>
          <table:table-cell office:value-type="string" table:style-name="ce1">
            <text:p>a4</text:p>
          </table:table-cell>
          <table:table-cell office:value-type="float" office:value="164" table:formula="of:=HEX2DEC([.P43])" table:style-name="ce1">
            <text:p>164</text:p>
          </table:table-cell>
          <table:table-cell table:style-name="ce1"/>
          <table:table-cell office:value-type="string" table:style-name="ce1">
            <text:p>exit</text:p>
          </table:table-cell>
          <table:table-cell office:value-type="float" office:value="24" table:style-name="ce1">
            <text:p>24</text:p>
          </table:table-cell>
          <table:table-cell office:value-type="float" office:value="36" table:formula="of:=HEX2DEC([.T43])" table:style-name="ce1">
            <text:p>36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init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4])" table:style-name="ce1">
            <text:p>4</text:p>
          </table:table-cell>
          <table:table-cell table:number-columns-repeated="9"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P44])" table:style-name="ce1">
            <text:p>8</text:p>
          </table:table-cell>
          <table:table-cell table:style-name="ce1"/>
          <table:table-cell office:value-type="string" table:style-name="ce1">
            <text:p>__libc_init_array</text:p>
          </table:table-cell>
          <table:table-cell office:value-type="float" office:value="48" table:style-name="ce1">
            <text:p>48</text:p>
          </table:table-cell>
          <table:table-cell office:value-type="float" office:value="72" table:formula="of:=HEX2DEC([.T44])" table:style-name="ce1">
            <text:p>72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init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D45])" table:style-name="ce1">
            <text:p>8</text:p>
          </table:table-cell>
          <table:table-cell table:number-columns-repeated="13" table:style-name="ce1"/>
          <table:table-cell office:value-type="string" table:style-name="ce1">
            <text:p>memset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T45])" table:style-name="ce1">
            <text:p>16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fini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6])" table:style-name="ce1">
            <text:p>4</text:p>
          </table:table-cell>
          <table:table-cell table:number-columns-repeated="13" table:style-name="ce1"/>
          <table:table-cell office:value-type="string" table:style-name="ce1">
            <text:p>init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46])" table:style-name="ce1">
            <text:p>4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fini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D47])" table:style-name="ce1">
            <text:p>8</text:p>
          </table:table-cell>
          <table:table-cell table:number-columns-repeated="13" table:style-name="ce1"/>
          <table:table-cell office:value-type="string" table:style-name="ce1">
            <text:p>init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47])" table:style-name="ce1">
            <text:p>8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8])" table:style-name="ce1">
            <text:p>4</text:p>
          </table:table-cell>
          <table:table-cell table:number-columns-repeated="13" table:style-name="ce1"/>
          <table:table-cell office:value-type="string" table:style-name="ce1">
            <text:p>fini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48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fini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49])" table:style-name="ce1">
            <text:p>4</text:p>
          </table:table-cell>
          <table:table-cell table:number-columns-repeated="13" table:style-name="ce1"/>
          <table:table-cell office:value-type="string" table:style-name="ce1">
            <text:p>fini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49])" table:style-name="ce1">
            <text:p>8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D50])" table:style-name="ce1">
            <text:p>4</text:p>
          </table:table-cell>
          <table:table-cell table:number-columns-repeated="13" table:style-name="ce1"/>
          <table:table-cell office:value-type="string" table:style-name="ce1">
            <text:p>ARM.exidx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50])" table:style-name="ce1">
            <text:p>8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init_array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51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fini_array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52])" table:style-name="ce1">
            <text:p>8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data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HEX2DEC([.T53])" table:style-name="ce1">
            <text:p>4</text:p>
          </table:table-cell>
          <table:table-cell table:number-columns-repeated="16363"/>
        </table:table-row>
        <table:table-row table:style-name="ro1">
          <table:table-cell/>
          <table:table-cell table:number-columns-repeated="17" table:style-name="ce1"/>
          <table:table-cell office:value-type="string" table:style-name="ce1">
            <text:p>_mainCRTStartup / _start</text:p>
          </table:table-cell>
          <table:table-cell office:value-type="string" table:style-name="ce1">
            <text:p>7c</text:p>
          </table:table-cell>
          <table:table-cell office:value-type="float" office:value="124" table:formula="of:=HEX2DEC([.T54])" table:style-name="ce1">
            <text:p>12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D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H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L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P57])" table:style-name="ce1">
            <text:p>504</text:p>
          </table:table-cell>
          <table:table-cell table:style-name="ce1"/>
          <table:table-cell office:value-type="string" table:style-name="ce1">
            <text:p>isr</text:p>
          </table:table-cell>
          <table:table-cell office:value-type="string" table:style-name="ce1">
            <text:p>1f8</text:p>
          </table:table-cell>
          <table:table-cell office:value-type="float" office:value="504" table:formula="of:=HEX2DEC([.T57])" table:style-name="ce1">
            <text:p>504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D58])" table:style-name="ce1">
            <text:p>2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H58])" table:style-name="ce1">
            <text:p>2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L58])" table:style-name="ce1">
            <text:p>2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P58])" table:style-name="ce1">
            <text:p>2</text:p>
          </table:table-cell>
          <table:table-cell table:style-name="ce1"/>
          <table:table-cell office:value-type="string" table:style-name="ce1">
            <text:p>Default_Handler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T58])" table:style-name="ce1">
            <text:p>2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(fill)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D59])" table:style-name="ce1">
            <text:p>2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HEX2DEC([.H59])" table:style-name="ce1">
            <text:p>6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6" table:style-name="ce1">
            <text:p>6</text:p>
          </table:table-cell>
          <table:table-cell office:value-type="float" office:value="6" table:formula="of:=HEX2DEC([.L59])" table:style-name="ce1">
            <text:p>6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2" table:style-name="ce1">
            <text:p>2</text:p>
          </table:table-cell>
          <table:table-cell office:value-type="float" office:value="2" table:formula="of:=HEX2DEC([.P59])" table:style-name="ce1">
            <text:p>2</text:p>
          </table:table-cell>
          <table:table-cell table:style-name="ce1"/>
          <table:table-cell office:value-type="string" table:style-name="ce1">
            <text:p>(fill)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of:=HEX2DEC([.T59])" table:style-name="ce1">
            <text:p>8</text:p>
          </table:table-cell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nitGpio</text:p>
          </table:table-cell>
          <table:table-cell office:value-type="string" table:style-name="ce1">
            <text:p>4c</text:p>
          </table:table-cell>
          <table:table-cell office:value-type="float" office:value="76" table:formula="of:=HEX2DEC([.D62])" table:style-name="ce1">
            <text:p>76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string" table:style-name="ce1">
            <text:p>4c</text:p>
          </table:table-cell>
          <table:table-cell office:value-type="float" office:value="76" table:formula="of:=HEX2DEC([.H62])" table:style-name="ce1">
            <text:p>76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string" table:style-name="ce1">
            <text:p>4c</text:p>
          </table:table-cell>
          <table:table-cell office:value-type="float" office:value="76" table:formula="of:=HEX2DEC([.L62])" table:style-name="ce1">
            <text:p>76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string" table:style-name="ce1">
            <text:p>4c</text:p>
          </table:table-cell>
          <table:table-cell office:value-type="float" office:value="76" table:formula="of:=HEX2DEC([.P62])" table:style-name="ce1">
            <text:p>76</text:p>
          </table:table-cell>
          <table:table-cell table:style-name="ce1"/>
          <table:table-cell office:value-type="string" table:style-name="ce1">
            <text:p>initGpio</text:p>
          </table:table-cell>
          <table:table-cell office:value-type="string" table:style-name="ce1">
            <text:p>4c</text:p>
          </table:table-cell>
          <table:table-cell office:value-type="float" office:value="76" table:formula="of:=HEX2DEC([.T62])" table:style-name="ce1">
            <text:p>76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main</text:p>
          </table:table-cell>
          <table:table-cell office:value-type="float" office:value="40" table:style-name="ce1">
            <text:p>40</text:p>
          </table:table-cell>
          <table:table-cell office:value-type="float" office:value="64" table:formula="of:=HEX2DEC([.D63])" table:style-name="ce1">
            <text:p>64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0" table:style-name="ce1">
            <text:p>40</text:p>
          </table:table-cell>
          <table:table-cell office:value-type="float" office:value="64" table:formula="of:=HEX2DEC([.H63])" table:style-name="ce1">
            <text:p>64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0" table:style-name="ce1">
            <text:p>40</text:p>
          </table:table-cell>
          <table:table-cell office:value-type="float" office:value="64" table:formula="of:=HEX2DEC([.L63])" table:style-name="ce1">
            <text:p>64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0" table:style-name="ce1">
            <text:p>40</text:p>
          </table:table-cell>
          <table:table-cell office:value-type="float" office:value="64" table:formula="of:=HEX2DEC([.P63])" table:style-name="ce1">
            <text:p>64</text:p>
          </table:table-cell>
          <table:table-cell table:style-name="ce1"/>
          <table:table-cell office:value-type="string" table:style-name="ce1">
            <text:p>main</text:p>
          </table:table-cell>
          <table:table-cell office:value-type="float" office:value="40" table:style-name="ce1">
            <text:p>40</text:p>
          </table:table-cell>
          <table:table-cell office:value-type="float" office:value="64" table:formula="of:=HEX2DEC([.T63])" table:style-name="ce1">
            <text:p>64</text:p>
          </table:table-cell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D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H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L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P64])" table:style-name="ce1">
            <text:p>56</text:p>
          </table:table-cell>
          <table:table-cell table:style-name="ce1"/>
          <table:table-cell office:value-type="string" table:style-name="ce1">
            <text:p>SysTick_Handler</text:p>
          </table:table-cell>
          <table:table-cell office:value-type="float" office:value="38" table:style-name="ce1">
            <text:p>38</text:p>
          </table:table-cell>
          <table:table-cell office:value-type="float" office:value="56" table:formula="of:=HEX2DEC([.T64])" table:style-name="ce1">
            <text:p>56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LL_GPIO_Init</text:p>
          </table:table-cell>
          <table:table-cell office:value-type="string" table:style-name="ce1">
            <text:p>12e</text:p>
          </table:table-cell>
          <table:table-cell office:value-type="float" office:value="302" table:formula="of:=HEX2DEC([.D65])" table:style-name="ce1">
            <text:p>30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string" table:style-name="ce1">
            <text:p>12e</text:p>
          </table:table-cell>
          <table:table-cell office:value-type="float" office:value="302" table:formula="of:=HEX2DEC([.H65])" table:style-name="ce1">
            <text:p>30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string" table:style-name="ce1">
            <text:p>12e</text:p>
          </table:table-cell>
          <table:table-cell office:value-type="float" office:value="302" table:formula="of:=HEX2DEC([.L65])" table:style-name="ce1">
            <text:p>30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string" table:style-name="ce1">
            <text:p>12e</text:p>
          </table:table-cell>
          <table:table-cell office:value-type="float" office:value="302" table:formula="of:=HEX2DEC([.P65])" table:style-name="ce1">
            <text:p>302</text:p>
          </table:table-cell>
          <table:table-cell table:style-name="ce1"/>
          <table:table-cell office:value-type="string" table:style-name="ce1">
            <text:p>LL_GPIO_Init</text:p>
          </table:table-cell>
          <table:table-cell office:value-type="string" table:style-name="ce1">
            <text:p>12e</text:p>
          </table:table-cell>
          <table:table-cell office:value-type="float" office:value="302" table:formula="of:=HEX2DEC([.T65])" table:style-name="ce1">
            <text:p>302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LL_GPIO_StructInit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HEX2DEC([.D66])" table:style-name="ce1">
            <text:p>22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HEX2DEC([.H66])" table:style-name="ce1">
            <text:p>22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HEX2DEC([.L66])" table:style-name="ce1">
            <text:p>22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HEX2DEC([.P66])" table:style-name="ce1">
            <text:p>22</text:p>
          </table:table-cell>
          <table:table-cell table:style-name="ce1"/>
          <table:table-cell office:value-type="string" table:style-name="ce1">
            <text:p>LL_GPIO_StructInit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HEX2DEC([.T66])" table:style-name="ce1">
            <text:p>22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1">
            <text:p>memset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HEX2DEC([.D67])" table:style-name="ce1">
            <text:p>16</text:p>
          </table:table-cell>
          <table:table-cell table:style-name="ce1"/>
          <table:table-cell office:value-type="string" table:style-name="ce1">
            <text:p>memset</text:p>
          </table:table-cell>
          <table:table-cell office:value-type="string" table:style-name="ce1">
            <text:p>a4</text:p>
          </table:table-cell>
          <table:table-cell office:value-type="float" office:value="164" table:formula="of:=HEX2DEC([.H67])" table:style-name="ce1">
            <text:p>164</text:p>
          </table:table-cell>
          <table:table-cell table:style-name="ce1"/>
          <table:table-cell office:value-type="string" table:style-name="ce1">
            <text:p>memset</text:p>
          </table:table-cell>
          <table:table-cell office:value-type="string" table:style-name="ce1">
            <text:p>a4</text:p>
          </table:table-cell>
          <table:table-cell office:value-type="float" office:value="164" table:formula="of:=HEX2DEC([.L67])" table:style-name="ce1">
            <text:p>16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1392" table:formula="of:=SUM([.E37:.E67])" table:style-name="ce1">
            <text:p>1392</text:p>
          </table:table-cell>
          <table:table-cell table:number-columns-repeated="3" table:style-name="ce1"/>
          <table:table-cell office:value-type="float" office:value="1412" table:formula="of:=SUM([.I37:.I67])" table:style-name="ce1">
            <text:p>1412</text:p>
          </table:table-cell>
          <table:table-cell table:number-columns-repeated="3" table:style-name="ce1"/>
          <table:table-cell office:value-type="float" office:value="1384" table:formula="of:=SUM([.M37:.M67])" table:style-name="ce1">
            <text:p>1384</text:p>
          </table:table-cell>
          <table:table-cell table:number-columns-repeated="3" table:style-name="ce1"/>
          <table:table-cell office:value-type="float" office:value="1688" table:formula="of:=SUM([.Q37:.Q67])" table:style-name="ce1">
            <text:p>1688</text:p>
          </table:table-cell>
          <table:table-cell table:number-columns-repeated="3" table:style-name="ce1"/>
          <table:table-cell office:value-type="float" office:value="1476" table:formula="of:=SUM([.U37:.U67])" table:style-name="ce1">
            <text:p>1476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float" office:value="0" table:formula="of:=[.E69]-[.E24]" table:style-name="ce1">
            <text:p>0</text:p>
          </table:table-cell>
          <table:table-cell table:number-columns-repeated="3" table:style-name="ce1"/>
          <table:table-cell office:value-type="float" office:value="0" table:formula="of:=[.I69]-[.I24]" table:style-name="ce1">
            <text:p>0</text:p>
          </table:table-cell>
          <table:table-cell table:number-columns-repeated="3" table:style-name="ce1"/>
          <table:table-cell office:value-type="float" office:value="0" table:formula="of:=[.M69]-[.M24]" table:style-name="ce1">
            <text:p>0</text:p>
          </table:table-cell>
          <table:table-cell table:number-columns-repeated="3" table:style-name="ce1"/>
          <table:table-cell office:value-type="float" office:value="0" table:formula="of:=[.Q69]-[.Q24]" table:style-name="ce1">
            <text:p>0</text:p>
          </table:table-cell>
          <table:table-cell table:number-columns-repeated="3" table:style-name="ce1"/>
          <table:table-cell office:value-type="float" office:value="-4" table:formula="of:=[.U69]-[.U24]" table:style-name="ce6">
            <text:p>-4</text:p>
          </table:table-cell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s</text:p>
          </table:table-cell>
          <table:table-cell table:style-name="ce1"/>
          <table:table-cell office:value-type="string" table:style-name="ce1">
            <text:p>ST</text:p>
          </table:table-cell>
          <table:table-cell office:value-type="string" table:style-name="ce1">
            <text:p>tiny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startup</text:p>
          </table:table-cell>
          <table:table-cell table:style-name="ce1"/>
          <table:table-cell office:value-type="string" table:style-name="ce1">
            <text:p>gloss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tart-up</text:p>
          </table:table-cell>
          <table:table-cell office:value-type="float" office:value="348" table:formula="of:=SUM([.E37:.E55])" table:style-name="ce1">
            <text:p>348</text:p>
          </table:table-cell>
          <table:table-cell office:value-type="float" office:value="216" table:formula="of:=SUM([.I37:.I55])" table:style-name="ce1">
            <text:p>216</text:p>
          </table:table-cell>
          <table:table-cell office:value-type="float" office:value="188" table:formula="of:=SUM([.M37:.M55])" table:style-name="ce1">
            <text:p>188</text:p>
          </table:table-cell>
          <table:table-cell office:value-type="float" office:value="660" table:formula="of:=SUM([.Q37:.Q55])" table:style-name="ce1">
            <text:p>660</text:p>
          </table:table-cell>
          <table:table-cell table:style-name="ce1"/>
          <table:table-cell office:value-type="float" office:value="442" table:formula="of:=SUM([.U37:.U55])" table:style-name="ce1">
            <text:p>44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MCU</text:p>
          </table:table-cell>
          <table:table-cell office:value-type="float" office:value="508" table:formula="of:=SUM([.E57:.E60])" table:style-name="ce1">
            <text:p>508</text:p>
          </table:table-cell>
          <table:table-cell office:value-type="float" office:value="512" table:formula="of:=SUM([.I57:.I60])" table:style-name="ce1">
            <text:p>512</text:p>
          </table:table-cell>
          <table:table-cell office:value-type="float" office:value="512" table:formula="of:=SUM([.M57:.M60])" table:style-name="ce1">
            <text:p>512</text:p>
          </table:table-cell>
          <table:table-cell office:value-type="float" office:value="508" table:formula="of:=SUM([.Q57:.Q60])" table:style-name="ce1">
            <text:p>508</text:p>
          </table:table-cell>
          <table:table-cell table:style-name="ce1"/>
          <table:table-cell office:value-type="float" office:value="514" table:formula="of:=SUM([.U57:.U59])" table:style-name="ce1">
            <text:p>51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Example application</text:p>
          </table:table-cell>
          <table:table-cell office:value-type="float" office:value="536" table:formula="of:=SUM([.E62:.E67])" table:style-name="ce1">
            <text:p>536</text:p>
          </table:table-cell>
          <table:table-cell office:value-type="float" office:value="684" table:formula="of:=SUM([.I62:.I67])" table:style-name="ce1">
            <text:p>684</text:p>
          </table:table-cell>
          <table:table-cell office:value-type="float" office:value="684" table:formula="of:=SUM([.M62:.M67])" table:style-name="ce1">
            <text:p>684</text:p>
          </table:table-cell>
          <table:table-cell office:value-type="float" office:value="520" table:formula="of:=SUM([.Q62:.Q67])" table:style-name="ce1">
            <text:p>520</text:p>
          </table:table-cell>
          <table:table-cell table:style-name="ce1"/>
          <table:table-cell office:value-type="float" office:value="520" table:formula="of:=SUM([.U62:.U67])" table:style-name="ce1">
            <text:p>520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float" office:value="1392" table:formula="of:=SUM([.C74:.C76])" table:style-name="ce1">
            <text:p>1392</text:p>
          </table:table-cell>
          <table:table-cell office:value-type="float" office:value="1412" table:formula="of:=SUM([.D74:.D76])" table:style-name="ce1">
            <text:p>1412</text:p>
          </table:table-cell>
          <table:table-cell office:value-type="float" office:value="1384" table:formula="of:=SUM([.E74:.E76])" table:style-name="ce1">
            <text:p>1384</text:p>
          </table:table-cell>
          <table:table-cell office:value-type="float" office:value="1688" table:formula="of:=SUM([.F74:.F76])" table:style-name="ce1">
            <text:p>1688</text:p>
          </table:table-cell>
          <table:table-cell table:style-name="ce1"/>
          <table:table-cell office:value-type="float" office:value="1476" table:formula="of:=SUM([.H74:.H76])" table:style-name="ce1">
            <text:p>147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(diff)</text:p>
          </table:table-cell>
          <table:table-cell office:value-type="float" office:value="0" table:formula="of:=[.C77]-[.C3]" table:style-name="ce1">
            <text:p>0</text:p>
          </table:table-cell>
          <table:table-cell office:value-type="float" office:value="0" table:formula="of:=[.D77]-[.C7]" table:style-name="ce1">
            <text:p>0</text:p>
          </table:table-cell>
          <table:table-cell office:value-type="float" office:value="0" table:formula="of:=[.E77]-[.C8]" table:style-name="ce1">
            <text:p>0</text:p>
          </table:table-cell>
          <table:table-cell office:value-type="float" office:value="0" table:formula="of:=[.F77]-[.C5]" table:style-name="ce1">
            <text:p>0</text:p>
          </table:table-cell>
          <table:table-cell table:style-name="ce1"/>
          <table:table-cell office:value-type="float" office:value="-4" table:formula="of:=[.H77]-[.C4]" table:style-name="ce6">
            <text:p>-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ta w.r.t. O3</text:p>
          </table:table-cell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tart-up</text:p>
          </table:table-cell>
          <table:table-cell office:value-type="float" office:value="0" table:formula="of:=['O3'.C74]-[Os.C74]" table:style-name="ce1">
            <text:p>0</text:p>
          </table:table-cell>
          <table:table-cell office:value-type="float" office:value="92" table:formula="of:=['O3'.D74]-[Os.D74]" table:style-name="ce1">
            <text:p>92</text:p>
          </table:table-cell>
          <table:table-cell office:value-type="float" office:value="120" table:formula="of:=['O3'.E74]-[Os.E74]" table:style-name="ce1">
            <text:p>120</text:p>
          </table:table-cell>
          <table:table-cell office:value-type="float" office:value="12" table:formula="of:=['O3'.F74]-[Os.F74]" table:style-name="ce1">
            <text:p>12</text:p>
          </table:table-cell>
          <table:table-cell table:style-name="ce1"/>
          <table:table-cell office:value-type="float" office:value="-2" table:formula="of:=['O3'.H74]-[Os.H74]" table:style-name="ce1">
            <text:p>-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office:value-type="float" office:value="0" table:formula="of:=['O3'.C75]-[Os.C75]" table:style-name="ce1">
            <text:p>0</text:p>
          </table:table-cell>
          <table:table-cell office:value-type="float" office:value="0" table:formula="of:=['O3'.D75]-[Os.D75]" table:style-name="ce1">
            <text:p>0</text:p>
          </table:table-cell>
          <table:table-cell office:value-type="float" office:value="0" table:formula="of:=['O3'.E75]-[Os.E75]" table:style-name="ce1">
            <text:p>0</text:p>
          </table:table-cell>
          <table:table-cell office:value-type="float" office:value="0" table:formula="of:=['O3'.F75]-[Os.F75]" table:style-name="ce1">
            <text:p>0</text:p>
          </table:table-cell>
          <table:table-cell table:style-name="ce1"/>
          <table:table-cell office:value-type="float" office:value="2" table:formula="of:=['O3'.H75]-[Os.H75]" table:style-name="ce1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xample application</text:p>
          </table:table-cell>
          <table:table-cell office:value-type="float" office:value="64" table:formula="of:=['O3'.C76]-[Os.C76]" table:style-name="ce1">
            <text:p>64</text:p>
          </table:table-cell>
          <table:table-cell office:value-type="float" office:value="-84" table:formula="of:=['O3'.D76]-[Os.D76]" table:style-name="ce1">
            <text:p>-84</text:p>
          </table:table-cell>
          <table:table-cell office:value-type="float" office:value="-84" table:formula="of:=['O3'.E76]-[Os.E76]" table:style-name="ce1">
            <text:p>-84</text:p>
          </table:table-cell>
          <table:table-cell office:value-type="float" office:value="80" table:formula="of:=['O3'.F76]-[Os.F76]" table:style-name="ce1">
            <text:p>80</text:p>
          </table:table-cell>
          <table:table-cell table:style-name="ce1"/>
          <table:table-cell office:value-type="float" office:value="80" table:formula="of:=['O3'.H76]-[Os.H76]" table:style-name="ce1">
            <text:p>8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otal</text:p>
          </table:table-cell>
          <table:table-cell office:value-type="float" office:value="64" table:formula="of:=SUM([.C81:.C83])" table:style-name="ce1">
            <text:p>64</text:p>
          </table:table-cell>
          <table:table-cell office:value-type="float" office:value="8" table:formula="of:=SUM([.D81:.D83])" table:style-name="ce1">
            <text:p>8</text:p>
          </table:table-cell>
          <table:table-cell office:value-type="float" office:value="36" table:formula="of:=SUM([.E81:.E83])" table:style-name="ce1">
            <text:p>36</text:p>
          </table:table-cell>
          <table:table-cell office:value-type="float" office:value="92" table:formula="of:=SUM([.F81:.F83])" table:style-name="ce1">
            <text:p>92</text:p>
          </table:table-cell>
          <table:table-cell table:style-name="ce1"/>
          <table:table-cell office:value-type="float" office:value="80" table:formula="of:=SUM([.H81:.H83])" table:style-name="ce1">
            <text:p>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percentage" office:value="0" table:formula="of:=([.C74]-['O3'.$C$74])/['O3'.$C$74]" table:style-name="ce8">
            <text:p>0.0%</text:p>
          </table:table-cell>
          <table:table-cell office:value-type="percentage" office:value="-0.37931034482758619" table:formula="of:=([.D74]-['O3'.$C$74])/['O3'.$C$74]" table:style-name="ce8">
            <text:p>-37.9%</text:p>
          </table:table-cell>
          <table:table-cell office:value-type="percentage" office:value="-0.45977011494252873" table:formula="of:=([.E74]-['O3'.$C$74])/['O3'.$C$74]" table:style-name="ce8">
            <text:p>-46.0%</text:p>
          </table:table-cell>
          <table:table-cell office:value-type="percentage" office:value="0.89655172413793105" table:formula="of:=([.F74]-['O3'.$C$74])/['O3'.$C$74]" table:style-name="ce8">
            <text:p>89.7%</text:p>
          </table:table-cell>
          <table:table-cell table:style-name="ce8"/>
          <table:table-cell office:value-type="percentage" office:value="0.27011494252873564" table:formula="of:=([.H74]-['O3'.$C$74])/['O3'.$C$74]" table:style-name="ce8">
            <text:p>27.0%</text:p>
          </table:table-cell>
          <table:table-cell table:number-columns-repeated="16376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percentage-style style:name="N36">
      <number:number number:decimal-places="1" number:min-decimal-places="1" number:min-integer-digits="1"/>
      <number:text>%</number:text>
    </number:percentage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René Moll</meta:initial-creator>
    <dc:creator>René Moll</dc:creator>
    <meta:creation-date>2023-08-17T12:47:05Z</meta:creation-date>
    <dc:date>2023-08-21T20:29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4.250157480315pt" svg:width="374.2500787401575pt" chart:style-name="Crt0">
        <chart:title chart:style-name="CT00">
          <text:p text:style-name="a0" text:class-names="" text:cond-style-name="">FLASH size<text:line-break/>(example application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O3.$B$3:.$B$8"/>
          </chart:axis>
          <chart:axis chart:dimension="y" chart:name="primary-y" chart:style-name="Axs1">
            <chart:grid chart:class="major" chart:style-name="GMa1"/>
          </chart:axis>
          <chart:series chart:values-cell-range-address="O3.$C$3:.$C$8" chart:class="chart:bar" chart:attached-axis="primary-y" chart:style-name="G0S0">
            <chart:data-point chart:repeated="6"/>
          </chart:series>
          <chart:series chart:values-cell-range-address="Os.$C$3:.$C$8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2.75pt" svg:width="360.0pt" chart:style-name="Crt0">
        <chart:title chart:style-name="CT00">
          <text:p text:style-name="a0" text:class-names="" text:cond-style-name="">Diff w.r.t. min</text:p>
        </chart:title>
        <chart:plot-area chart:style-name="Plt0">
          <chart:axis chart:dimension="x" chart:name="primary-x" chart:style-name="Axs0">
            <chart:categories table:cell-range-address="O3.$B$3:.$B$8"/>
          </chart:axis>
          <chart:axis chart:dimension="y" chart:name="primary-y" chart:style-name="Axs1">
            <chart:grid chart:class="major" chart:style-name="GMa1"/>
          </chart:axis>
          <chart:series chart:values-cell-range-address="O3.$I$3:.$I$8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4.25pt" svg:width="360.0pt" chart:style-name="Crt0">
        <chart:title chart:style-name="CT00">
          <text:p text:style-name="a0" text:class-names="" text:cond-style-name="">Diff w.r.t. ST</text:p>
        </chart:title>
        <chart:plot-area chart:style-name="Plt0">
          <chart:axis chart:dimension="x" chart:name="primary-x" chart:style-name="Axs0">
            <chart:categories table:cell-range-address="O3.$B$3:.$B$8"/>
          </chart:axis>
          <chart:axis chart:dimension="y" chart:name="primary-y" chart:style-name="Axs1">
            <chart:grid chart:class="major" chart:style-name="GMa1"/>
          </chart:axis>
          <chart:series chart:values-cell-range-address="O3.$J$3:.$J$8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FLASH size<text:line-break/>start-up cod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O3.$C$73:.$H$73"/>
          </chart:axis>
          <chart:axis chart:dimension="y" chart:name="primary-y" chart:style-name="Axs1">
            <chart:grid chart:class="major" chart:style-name="GMa1"/>
          </chart:axis>
          <chart:series chart:values-cell-range-address="O3.$C$74:.$H$74" chart:class="chart:bar" chart:attached-axis="primary-y" chart:style-name="G0S0">
            <chart:data-point chart:repeated="6"/>
          </chart:series>
          <chart:series chart:values-cell-range-address="Os.$C$74:.$H$74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FLASH start-up code<text:line-break/>Bytes saved</text:p>
        </chart:title>
        <chart:plot-area chart:style-name="Plt0">
          <chart:axis chart:dimension="x" chart:name="primary-x" chart:style-name="Axs0">
            <chart:categories table:cell-range-address="Os.$C$73:.$H$73"/>
          </chart:axis>
          <chart:axis chart:dimension="y" chart:name="primary-y" chart:style-name="Axs1">
            <chart:grid chart:class="major" chart:style-name="GMa1"/>
          </chart:axis>
          <chart:series chart:values-cell-range-address="Os.$C$81:.$H$81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FLASH start-up code<text:line-break/>delta w.r.t ST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O3.$C$79:.$H$79" chart:class="chart:bar" chart:attached-axis="primary-y" chart:style-name="G0S0">
            <chart:data-point chart:repeated="6"/>
          </chart:series>
          <chart:series chart:values-cell-range-address="Os.$C$86:.$H$86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0.75pt" svg:width="489.0000787401575pt" chart:style-name="Crt0">
        <chart:title chart:style-name="CT00">
          <text:p text:style-name="a0" text:class-names="" text:cond-style-name="">Ticks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O3.$B$3:.$B$8"/>
          </chart:axis>
          <chart:axis chart:dimension="y" chart:name="primary-y" chart:style-name="Axs1">
            <chart:grid chart:class="major" chart:style-name="GMa1"/>
          </chart:axis>
          <chart:series chart:values-cell-range-address="O3.$L$3:.$L$8" chart:class="chart:bar" chart:attached-axis="primary-y" chart:style-name="G0S0">
            <chart:data-point chart:repeated="6"/>
          </chart:series>
          <chart:series chart:values-cell-range-address="Os.$L$3:.$L$8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